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fo:font-weight="normal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99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" text:outline-level="3">Configure Administrative Functions - Lab Question 4</text:h>
      <text:p text:style-name="P3"/>
      <text:p text:style-name="P3"/>
      <text:p text:style-name="P3">1)</text:p>
      <text:p text:style-name="P4"><text:span text:style-name="Strong_20_Emphasis"><text:span text:style-name="T5">Why should a network device (Switch in this case) have a MOTD banner?</text:span></text:span></text:p>
      <text:list xml:id="list5065504021635151606" text:style-name="L1">
        <text:list-item>
          <text:p text:style-name="P5">Because it is available only for the Cisco devices</text:p>
        </text:list-item>
        <text:list-item>
          <text:p text:style-name="P5">Because it is recommended by standardization standards</text:p>
        </text:list-item>
        <text:list-item>
          <text:p text:style-name="P5">Every network device should have a banner to warn unauthorized users that access is prohibited</text:p>
          <text:p text:style-name="P6">Comments: Banners can also be used to share information with networ<text:tab/><text:tab/><text:span text:style-name="T6">right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997cm" fo:margin-left="1.349cm" fo:margin-right="1.31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8S</meta:editing-duration>
    <meta:editing-cycles>3</meta:editing-cycles>
    <meta:generator>OpenOffice/4.1.14$Win32 OpenOffice.org_project/4114m1$Build-9811</meta:generator>
    <dc:date>2023-11-13T11:31:03.95</dc:date>
    <meta:document-statistic meta:table-count="0" meta:image-count="0" meta:object-count="0" meta:page-count="1" meta:paragraph-count="7" meta:word-count="68" meta:character-count="398"/>
    <dc:creator>kaos sevdalisi</dc:creator>
    <meta:user-defined meta:name="Info 1"/>
    <meta:user-defined meta:name="Info 2"/>
    <meta:user-defined meta:name="Info 3"/>
    <meta:user-defined meta:name="Info 4"/>
  </office:meta>
</office:document-meta>
</file>